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3">
            <text:p>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ITRA-RESSAC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RICAR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50">
            <text:p>2.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3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5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6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7]*0.3" office:value-type="float" office:value="0.6">
            <text:p>0,6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8]*0.3" office:value-type="float" office:value="4.5">
            <text:p>4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9]*0.3" office:value-type="float" office:value="1.2">
            <text:p>1,2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0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1.2">
            <text:p>1,2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4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08:52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s Augusto Marcicano</meta:initial-creator>
    <meta:creation-date>2007-08-03T15:08:45</meta:creation-date>
    <dc:creator>Guto Marcicano</dc:creator>
    <dc:date>2009-01-28T08:52:06</dc:date>
    <meta:printed-by>Carlos Augusto Marcicano</meta:printed-by>
    <meta:print-date>2007-09-27T11:53:34</meta:print-date>
    <dc:language>pt-BR</dc:language>
    <meta:editing-cycles>608</meta:editing-cycles>
    <meta:editing-duration>P1DT14H37M41S</meta:editing-duration>
    <meta:user-defined meta:name="Info 1"/>
    <meta:user-defined meta:name="Info 2"/>
    <meta:user-defined meta:name="Info 3"/>
    <meta:user-defined meta:name="Info 4"/>
    <meta:document-statistic meta:table-count="2" meta:cell-count="194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